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paragraph-rsid="000e0526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T1" style:family="text">
      <style:text-properties officeooo:rsid="000e0526"/>
    </style:style>
    <style:style style:name="T2" style:family="text">
      <style:text-properties style:font-name="Century Schoolbook L" fo:font-size="14pt" officeooo:rsid="000e0526" style:font-size-asian="14pt" style:font-size-complex="14pt"/>
    </style:style>
    <style:style style:name="T3" style:family="text">
      <style:text-properties style:font-name="Century Schoolbook L" fo:font-size="14pt" officeooo:rsid="000f62f0" style:font-size-asian="14pt" style:font-size-complex="14pt"/>
    </style:style>
    <style:style style:name="T4" style:family="text">
      <style:text-properties style:font-name="Century Schoolbook L" fo:font-size="14pt" officeooo:rsid="00104ea0" style:font-size-asian="14pt" style:font-size-complex="14pt"/>
    </style:style>
    <style:style style:name="T5" style:family="text">
      <style:text-properties style:font-name="Century Schoolbook L" fo:font-size="14pt" officeooo:rsid="00324fab" style:font-size-asian="14pt" style:font-size-complex="14pt"/>
    </style:style>
    <style:style style:name="T6" style:family="text">
      <style:text-properties style:font-name="Century Schoolbook L" fo:font-size="14pt" officeooo:rsid="0033395c" style:font-size-asian="14pt" style:font-size-complex="14pt"/>
    </style:style>
    <style:style style:name="T7" style:family="text">
      <style:text-properties style:font-name="Century Schoolbook L" fo:font-size="22pt" officeooo:rsid="00324fab" style:font-size-asian="22pt" style:font-size-complex="22pt"/>
    </style:style>
    <style:style style:name="T8" style:family="text">
      <style:text-properties officeooo:rsid="000f62f0"/>
    </style:style>
    <style:style style:name="T9" style:family="text">
      <style:text-properties officeooo:rsid="00104ea0"/>
    </style:style>
    <style:style style:name="T10" style:family="text">
      <style:text-properties officeooo:rsid="00115d53"/>
    </style:style>
    <style:style style:name="T11" style:family="text">
      <style:text-properties officeooo:rsid="00129157"/>
    </style:style>
    <style:style style:name="T12" style:family="text">
      <style:text-properties style:font-name="Century Schoolbook L1" officeooo:rsid="00129157"/>
    </style:style>
    <style:style style:name="T13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29157" style:font-style-asian="italic" style:font-style-complex="italic"/>
    </style:style>
    <style:style style:name="T16" style:family="text">
      <style:text-properties fo:font-style="italic" officeooo:rsid="00148a5d" style:font-style-asian="italic" style:font-style-complex="italic"/>
    </style:style>
    <style:style style:name="T17" style:family="text">
      <style:text-properties fo:font-style="italic" officeooo:rsid="00226f1f" style:font-style-asian="italic" style:font-style-complex="italic"/>
    </style:style>
    <style:style style:name="T18" style:family="text">
      <style:text-properties fo:font-style="italic" officeooo:rsid="0028f63a" style:font-style-asian="italic" style:font-style-complex="italic"/>
    </style:style>
    <style:style style:name="T19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48a5d" style:font-weight-asian="bold" style:font-weight-complex="bold"/>
    </style:style>
    <style:style style:name="T27" style:family="text">
      <style:text-properties fo:font-weight="bold" officeooo:rsid="00226f1f" style:font-weight-asian="bold" style:font-weight-complex="bold"/>
    </style:style>
    <style:style style:name="T28" style:family="text">
      <style:text-properties officeooo:rsid="00148a5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48a5d" style:font-style-asian="normal" style:font-style-complex="normal"/>
    </style:style>
    <style:style style:name="T31" style:family="text">
      <style:text-properties fo:font-style="normal" officeooo:rsid="00226f1f" style:font-style-asian="normal" style:font-style-complex="normal"/>
    </style:style>
    <style:style style:name="T32" style:family="text">
      <style:text-properties fo:font-style="normal" officeooo:rsid="00225637" style:font-style-asian="normal" style:font-style-complex="normal"/>
    </style:style>
    <style:style style:name="T33" style:family="text">
      <style:text-properties fo:font-style="normal" officeooo:rsid="0027f89c" style:font-style-asian="normal" style:font-style-complex="normal"/>
    </style:style>
    <style:style style:name="T34" style:family="text">
      <style:text-properties fo:font-style="normal" officeooo:rsid="0028f63a" style:font-style-asian="normal" style:font-style-complex="normal"/>
    </style:style>
    <style:style style:name="T35" style:family="text">
      <style:text-properties fo:font-style="normal" officeooo:rsid="00129157" style:font-style-asian="normal" style:font-style-complex="normal"/>
    </style:style>
    <style:style style:name="T36" style:family="text">
      <style:text-properties fo:font-style="normal" officeooo:rsid="00299a57" style:font-style-asian="normal" style:font-style-complex="normal"/>
    </style:style>
    <style:style style:name="T37" style:family="text">
      <style:text-properties fo:font-style="normal" officeooo:rsid="002b77f3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56" style:family="text">
      <style:text-properties officeooo:rsid="00198991"/>
    </style:style>
    <style:style style:name="T57" style:family="text">
      <style:text-properties officeooo:rsid="001c1360"/>
    </style:style>
    <style:style style:name="T58" style:family="text">
      <style:text-properties style:text-position="super 58%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font-size="22pt" officeooo:rsid="00324fab" style:font-size-asian="22pt" style:font-size-complex="22pt"/>
    </style:style>
    <style:style style:name="T61" style:family="text">
      <style:text-properties officeooo:rsid="001de6cd"/>
    </style:style>
    <style:style style:name="T62" style:family="text">
      <style:text-properties officeooo:rsid="00225637"/>
    </style:style>
    <style:style style:name="T63" style:family="text">
      <style:text-properties officeooo:rsid="0028f63a"/>
    </style:style>
    <style:style style:name="T64" style:family="text">
      <style:text-properties officeooo:rsid="00299a57"/>
    </style:style>
    <style:style style:name="T65" style:family="text">
      <style:text-properties officeooo:rsid="00303b3a"/>
    </style:style>
    <style:style style:name="T66" style:family="text">
      <style:text-properties officeooo:rsid="00313177"/>
    </style:style>
    <style:style style:name="T67" style:family="text">
      <style:text-properties officeooo:rsid="00324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67">and Cylinder</text:span> Scripts</text:p>
      <text:p text:style-name="P3"/>
      <text:p text:style-name="P4">This document describes the contents and forms of Layout Scripts <text:span text:style-name="T67">and Cylinder</text:span> Scripts as used with the pipeVue program. <text:s/>Layout Scripts tell pipeVue the locations of posts it should generate. <text:s/><text:span text:style-name="T67">Cylinder</text:span> Scripts tell it where to draw cylinders between posts.</text:p>
      <text:p text:style-name="P7"/>
      <text:p text:style-name="P7">Note, <text:span text:style-name="T57">the layout and </text:span>cylinder<text:span text:style-name="T57">s</text:span> <text:span text:style-name="T57">scripts that </text:span>pipeVue <text:span text:style-name="T57">uses are selected in accord with command-line parameter values. <text:s/>I</text:span>f the first parameter is a valid integer k (or blank, <text:span text:style-name="T57">which means</text:span> k=0), <text:span text:style-name="T57">then</text:span> pipeVue uses the k<text:span text:style-name="T58">th </text:span>built-in script set. <text:s/><text:span text:style-name="T57">Each </text:span>built-in script set<text:span text:style-name="T57"> contains a </text:span>layout script and <text:span text:style-name="T57">a</text:span> <text:s/>cylinder<text:span text:style-name="T57">s</text:span> script. <text:s/><text:span text:style-name="T57">Otherwise,</text:span> the first parameter should be the name of a file containing <text:span text:style-name="T57">such</text:span> script<text:span text:style-name="T57">s</text:span>. <text:span text:style-name="T57"><text:s text:c="2"/>In a script file, lines of form `=xd` are section separator lines, where x is L or C for layoutscript or </text:span>cylinder<text:span text:style-name="T57"> script, and d is don’t-care text. <text:s/>Lines before the first separator line are comment lines. <text:s/>For examples, see `eg-pentagon-script`.</text:span></text:p>
      <text:p text:style-name="P4"/>
      <text:p text:style-name="P2">Layout Scripts</text:p>
      <text:p text:style-name="P8">A layout script consists of a series of entries separated by semicolons. <text:s/>There are <text:span text:style-name="T61">several </text:span>kinds of entries: Polygon; Rectangle grid; Triangle grid; <text:span text:style-name="T61">Line of points; Collection of x,y,z points; and Base point</text:span>. <text:s/>Each entry begins with a letter, <text:span text:style-name="T62">B, C, L, </text:span>P, <text:span text:style-name="T28">R,</text:span> <text:span text:style-name="T62">or T t</text:span>o designate its type. <text:s/><text:span text:style-name="T64">Note: pipeVue applies a scale factor to all the location data (coordinates and radii) when producing output. The scale factor is </text:span><text:span text:style-name="T36">given by</text:span><text:span text:style-name="T35"> command line parameter</text:span><text:span text:style-name="T36"> SF </text:span><text:span text:style-name="T37">and its </text:span><text:span text:style-name="T35">default value </text:span><text:span text:style-name="T37">is</text:span><text:span text:style-name="T36"> </text:span><text:span text:style-name="T35">100.</text:span></text:p>
      <text:p text:style-name="P8"/>
      <text:p text:style-name="P10">Each <text:span text:style-name="T27">base point</text:span> entry has three parameters: <text:span text:style-name="T17">x,y,z,</text:span><text:span text:style-name="T31"> which specify an anchor point, or base point, denoted </text:span><text:span text:style-name="T17">BP</text:span><text:span text:style-name="T31">, for use when treating </text:span><text:span text:style-name="T32">C, L, </text:span><text:span text:style-name="T29">P, </text:span><text:span text:style-name="T30">R,</text:span><text:span text:style-name="T29"> </text:span><text:span text:style-name="T32">or T </text:span><text:span text:style-name="T31">entries. <text:s/>By default </text:span><text:span text:style-name="T17">BP</text:span><text:span text:style-name="T31"> <text:s/>is (0,0,0). <text:s/></text:span><text:span text:style-name="T33">Example: <text:s/></text:span><text:span text:style-name="T30">"</text:span><text:span text:style-name="T33">B</text:span><text:span text:style-name="T30"> 5.7, 2.2, 1.5;" </text:span><text:span text:style-name="T33">sets </text:span><text:span text:style-name="T17">BP</text:span><text:span text:style-name="T33"> <text:s/>to (</text:span><text:span text:style-name="T30">5.7, 2.2, 1.5</text:span><text:span text:style-name="T33">).</text:span></text:p>
      <text:p text:style-name="P10"/>
      <text:p text:style-name="P10"><text:span text:style-name="T29">Each </text:span><text:span text:style-name="T53">polygon</text:span><text:span text:style-name="T29"> entry has three parameters, </text:span><text:span text:style-name="T18">n, r, a0.</text:span><text:span text:style-name="T34"> <text:s/></text:span><text:span text:style-name="T14">n</text:span> <text:span text:style-name="T63">is </text:span>corner <text:span text:style-name="T66">count</text:span>; <text:span text:style-name="T15">r</text:span><text:span text:style-name="T11"> is radius from </text:span><text:span text:style-name="T17">BP</text:span><text:span text:style-name="T11"> <text:s/>to corners; and </text:span><text:span text:style-name="T15">a0</text:span><text:span text:style-name="T11"> is the angle from </text:span><text:span text:style-name="T17">BP</text:span><text:span text:style-name="T11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2">˚</text:span><text:span text:style-name="T11"> CCW.</text:span></text:p>
      <text:p text:style-name="P8"/>
      <text:p text:style-name="P8">Each <text:span text:style-name="T26">r</text:span><text:span text:style-name="T25">ectangle grid</text:span> entry has <text:span text:style-name="T28">four</text:span> parameters, <text:span text:style-name="T24">r, c,</text:span><text:span text:style-name="T20"> dx, dy.</text:span> <text:s/><text:span text:style-name="T65">Integers </text:span><text:span text:style-name="T16">r</text:span><text:span text:style-name="T28"> and </text:span><text:span text:style-name="T16">c</text:span> <text:span text:style-name="T65">are the</text:span> number of <text:span text:style-name="T28">rows and columns to generate; decimals </text:span><text:span text:style-name="T19">dx</text:span><text:span text:style-name="T28"> and </text:span><text:span text:style-name="T16">dy</text:span><text:span text:style-name="T28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6">Note: for r</text:span><text:span text:style-name="T25">ectangle</text:span><text:span text:style-name="T26"> and </text:span><text:span text:style-name="T25">t</text:span><text:span text:style-name="T26">ri</text:span><text:span text:style-name="T25">angle</text:span><text:span text:style-name="T26"> grids</text:span><text:span text:style-name="T28">, p</text:span><text:span text:style-name="T51">o</text:span><text:span text:style-name="T46">ints </text:span><text:span text:style-name="T51">in the same row have consecutive</text:span><text:span text:style-name="T46"> number</text:span><text:span text:style-name="T51">s.</text:span><text:span text:style-name="T46"> </text:span><text:span text:style-name="T52">A grid’s</text:span><text:span text:style-name="T46"> first point </text:span><text:span text:style-name="T52">is </text:span><text:span text:style-name="T46">at</text:span><text:span text:style-name="T11"> </text:span><text:span text:style-name="T17">BP</text:span><text:span text:style-name="T46">, </text:span><text:span text:style-name="T51">the second </text:span><text:span text:style-name="T52">is</text:span><text:span text:style-name="T51"> at </text:span><text:span text:style-name="T22">BP</text:span><text:span text:style-name="T51">+(dx,0,0), and so forth.</text:span></text:p>
      <text:p text:style-name="P8"/>
      <text:p text:style-name="P9">Each <text:span text:style-name="T25">t</text:span><text:span text:style-name="T26">ri</text:span><text:span text:style-name="T25">angle grid</text:span> entry has <text:span text:style-name="T28">four</text:span> parameters, <text:span text:style-name="T24">r, c,</text:span><text:span text:style-name="T20"> dx, dy,</text:span> <text:span text:style-name="T65">where</text:span> <text:span text:style-name="T16">r</text:span><text:span text:style-name="T28"> and </text:span><text:span text:style-name="T16">c</text:span> <text:span text:style-name="T65">are the</text:span> number of <text:span text:style-name="T28">rows and columns to generate and </text:span><text:span text:style-name="T19">dx</text:span><text:span text:style-name="T28">, </text:span><text:span text:style-name="T16">dy</text:span><text:span text:style-name="T28"> are width and height between columns and rows. <text:s/>Even-numbered rows have one fewer points than do odd-numbered rows. <text:s/>Thus, row 0 has </text:span><text:span text:style-name="T16">r</text:span><text:span text:style-name="T28"> posts in it, row 1 has </text:span><text:span text:style-name="T16">r</text:span><text:span text:style-name="T30">+1,</text:span><text:span text:style-name="T28"> row 2 has </text:span><text:span text:style-name="T16">r,</text:span><text:span text:style-name="T28"> and so forth, giving </text:span><text:span text:style-name="T16">rc</text:span><text:span text:style-name="T28">+(</text:span><text:span text:style-name="T16">r</text:span><text:span text:style-name="T28">//2) points in all. <text:s/>Even-numbered rows are offset by <text:s/></text:span><text:span text:style-name="T19">dx</text:span><text:span text:style-name="T39">/</text:span><text:span text:style-name="T40">2 relative to odd-numbered rows.</text:span><text:span text:style-name="T39"> <text:s/>Example: "</text:span><text:span text:style-name="T41">T5, 5, 1, 0.866</text:span><text:span text:style-name="T39">" </text:span><text:span text:style-name="T41">produces 27 posts </text:span><text:span text:style-name="T48">(</text:span><text:span text:style-name="T41">27</text:span><text:span text:style-name="T48">=</text:span><text:span text:style-name="T49">5</text:span><text:span text:style-name="T13">·</text:span><text:span text:style-name="T48">5+</text:span><text:span text:style-name="T49">5//2</text:span><text:span text:style-name="T48">)</text:span><text:span text:style-name="T41"> that are on a grid of equilateral triangles </text:span><text:span text:style-name="T50">with</text:span><text:span text:style-name="T41"> unit si</text:span><text:span text:style-name="T50">d</text:span><text:span text:style-name="T41">e.</text:span></text:p>
      <text:p text:style-name="P12"><text:soft-page-break/></text:p>
      <text:p text:style-name="P9"><text:span text:style-name="T38">Each </text:span><text:span text:style-name="T53">l</text:span><text:span text:style-name="T54">ine</text:span><text:span text:style-name="T53"> </text:span><text:span text:style-name="T54">of points</text:span><text:span text:style-name="T38"> entry has </text:span><text:span text:style-name="T46">four</text:span><text:span text:style-name="T38"> parameters: <text:s/></text:span><text:span text:style-name="T20">n, dx, dy, d</text:span><text:span text:style-name="T21">z</text:span><text:span text:style-name="T20">.</text:span><text:span text:style-name="T42"> <text:s text:c="2"/></text:span><text:span text:style-name="T20">n </text:span><text:span text:style-name="T42">is the number of points in the line. <text:s/></text:span><text:span text:style-name="T46">T</text:span><text:span text:style-name="T42">he first point in the line </text:span><text:span text:style-name="T46">is at </text:span><text:span text:style-name="T22">BP </text:span><text:span text:style-name="T46">and</text:span><text:span text:style-name="T42"> (</text:span><text:span text:style-name="T20">dx,dy,d</text:span><text:span text:style-name="T21">z</text:span><text:span text:style-name="T42">) is the x,y,</text:span><text:span text:style-name="T45">z</text:span><text:span text:style-name="T42"> step between </text:span><text:span text:style-name="T47">consecutive </text:span><text:span text:style-name="T42">points. <text:s/></text:span><text:span text:style-name="T43">Example: </text:span><text:span text:style-name="T46">If </text:span><text:span text:style-name="T22">BP </text:span><text:span text:style-name="T46">is (</text:span><text:span text:style-name="T43">2, -2, .</text:span><text:span text:style-name="T45">2</text:span><text:span text:style-name="T46">), </text:span><text:span text:style-name="T47">then </text:span><text:span text:style-name="T43">`L</text:span><text:span text:style-name="T44">4</text:span><text:span text:style-name="T43"> </text:span><text:span text:style-name="T44">3</text:span><text:span text:style-name="T43">,</text:span><text:span text:style-name="T44">1,.</text:span><text:span text:style-name="T45">01</text:span><text:span text:style-name="T43">;` makes posts at (</text:span><text:span text:style-name="T44">2</text:span><text:span text:style-name="T43">, -</text:span><text:span text:style-name="T44">2, </text:span><text:span text:style-name="T45">0</text:span><text:span text:style-name="T44">.</text:span><text:span text:style-name="T45">2</text:span><text:span text:style-name="T43">); (</text:span><text:span text:style-name="T44">5</text:span><text:span text:style-name="T43">, -</text:span><text:span text:style-name="T52">1</text:span><text:span text:style-name="T44">, </text:span><text:span text:style-name="T45">0</text:span><text:span text:style-name="T44">.</text:span><text:span text:style-name="T45">21</text:span><text:span text:style-name="T43">); (</text:span><text:span text:style-name="T44">8</text:span><text:span text:style-name="T43">, </text:span><text:span text:style-name="T52">0</text:span><text:span text:style-name="T44">, </text:span><text:span text:style-name="T45">0</text:span><text:span text:style-name="T44">.</text:span><text:span text:style-name="T45">22</text:span><text:span text:style-name="T43">); (</text:span><text:span text:style-name="T44">11</text:span><text:span text:style-name="T43">, </text:span><text:span text:style-name="T52">1</text:span><text:span text:style-name="T44">, </text:span><text:span text:style-name="T45">0</text:span><text:span text:style-name="T44">.</text:span><text:span text:style-name="T45">23</text:span><text:span text:style-name="T43">).</text:span></text:p>
      <text:p text:style-name="P9"/>
      <text:p text:style-name="P9"><text:span text:style-name="T42">Each </text:span><text:span text:style-name="T55">collection o</text:span><text:span text:style-name="T54">f points</text:span><text:span text:style-name="T42"> entry </text:span><text:span text:style-name="T44">has a list</text:span><text:span text:style-name="T43"> of x,y,</text:span><text:span text:style-name="T47">z</text:span><text:span text:style-name="T43"> </text:span><text:span text:style-name="T44">va</text:span><text:span text:style-name="T43">l</text:span><text:span text:style-name="T44">u</text:span><text:span text:style-name="T43">es, </text:span><text:span text:style-name="T44">and </text:span><text:span text:style-name="T43">a semicolon terminat</text:span><text:span text:style-name="T44">or</text:span><text:span text:style-name="T43">. <text:s/></text:span><text:span text:style-name="T47">For each x,y,z value, a post is produced at </text:span><text:span text:style-name="T23">BP</text:span><text:span text:style-name="T47">+(x,y,z). </text:span><text:span text:style-name="T43"><text:s/>Example: </text:span><text:span text:style-name="T47">If BP is (</text:span><text:span text:style-name="T48">0.</text:span><text:span text:style-name="T47">1, 0.</text:span><text:span text:style-name="T48">2</text:span><text:span text:style-name="T47">, 0.</text:span><text:span text:style-name="T48">3</text:span><text:span text:style-name="T47">), then </text:span><text:span text:style-name="T43">`</text:span><text:span text:style-name="T44">C 1</text:span><text:span text:style-name="T43">,</text:span><text:span text:style-name="T44">1,</text:span><text:span text:style-name="T48">1</text:span><text:span text:style-name="T47">, </text:span><text:span text:style-name="T44"><text:s/>4,4,</text:span><text:span text:style-name="T47">1,</text:span><text:span text:style-name="T44"> 5,6,</text:span><text:span text:style-name="T48">7</text:span><text:span text:style-name="T44"> </text:span><text:span text:style-name="T48">7,</text:span><text:span text:style-name="T44">11,</text:span><text:span text:style-name="T48">1</text:span><text:span text:style-name="T47">3</text:span><text:span text:style-name="T43">;` makes posts at (</text:span><text:span text:style-name="T48">1</text:span><text:span text:style-name="T44">.</text:span><text:span text:style-name="T48">1</text:span><text:span text:style-name="T44">, 1.</text:span><text:span text:style-name="T48">2</text:span><text:span text:style-name="T43">, </text:span><text:span text:style-name="T48">1</text:span><text:span text:style-name="T44">.</text:span><text:span text:style-name="T48">3</text:span><text:span text:style-name="T44">);</text:span><text:span text:style-name="T43"> (</text:span><text:span text:style-name="T48">4.1</text:span><text:span text:style-name="T43">, </text:span><text:span text:style-name="T44">4.</text:span><text:span text:style-name="T48">2</text:span><text:span text:style-name="T43">, </text:span><text:span text:style-name="T47">1</text:span><text:span text:style-name="T44">.</text:span><text:span text:style-name="T48">3</text:span><text:span text:style-name="T43">); (</text:span><text:span text:style-name="T48">5.1</text:span><text:span text:style-name="T43">, </text:span><text:span text:style-name="T44">6.</text:span><text:span text:style-name="T48">2</text:span><text:span text:style-name="T43">, </text:span><text:span text:style-name="T48">7</text:span><text:span text:style-name="T44">.</text:span><text:span text:style-name="T48">3</text:span><text:span text:style-name="T43">); </text:span><text:span text:style-name="T48">and </text:span><text:span text:style-name="T43">(</text:span><text:span text:style-name="T48">7.1</text:span><text:span text:style-name="T43">, </text:span><text:span text:style-name="T48">11</text:span><text:span text:style-name="T44">.</text:span><text:span text:style-name="T48">2</text:span><text:span text:style-name="T43">, </text:span><text:span text:style-name="T48">13</text:span><text:span text:style-name="T44">.</text:span><text:span text:style-name="T48">3</text:span><text:span text:style-name="T43">), </text:span><text:span text:style-name="T44">in order</text:span><text:span text:style-name="T43">.</text:span></text:p>
      <text:p text:style-name="P14"/>
      <text:p text:style-name="P15"><text:span text:style-name="T67">Cylinder</text:span> Scripts</text:p>
      <text:p text:style-name="P11"><text:span text:style-name="T2">A </text:span><text:span text:style-name="T5">Cylinder</text:span><text:span text:style-name="T2"> Script is a string of </text:span><text:span text:style-name="T3">entries, each</text:span><text:span text:style-name="T2"> specif</text:span><text:span text:style-name="T3">ying one </text:span><text:span text:style-name="T2">cylinder. <text:s/>Each entry </text:span><text:span text:style-name="T3">is </text:span><text:span text:style-name="T2">composed of optional &lt;color&gt;, &lt;diam&gt;, &lt;</text:span><text:span text:style-name="T4">post</text:span><text:span text:style-name="T2">&gt;, and &lt;</text:span><text:span text:style-name="T4">level</text:span><text:span text:style-name="T2">&gt; elements, </text:span><text:span text:style-name="T6">and</text:span><text:span text:style-name="T2"> is terminated by a semicolon, </text:span><text:span text:style-name="T3">as explained below</text:span><text:span text:style-name="T2">. <text:s text:c="2"/></text:span><text:span text:style-name="T3">Here is an example script which draws four thin differently-colored horizontal cylinders at different levels: </text:span><text:span text:style-name="T2">"</text:span><text:span text:style-name="T3">q</text:span><text:span text:style-name="T2">G</text:span><text:span text:style-name="T3"> </text:span><text:span text:style-name="T2">0a1</text:span><text:span text:style-name="T3">a</text:span><text:span text:style-name="T2">; </text:span><text:span text:style-name="T3">R2bb3; C4cc5; M6dd7;</text:span><text:span text:style-name="T2">". <text:s/></text:span><text:span text:style-name="T4">In this example, </text:span><text:span text:style-name="T2">"</text:span><text:span text:style-name="T3">R2bb3;</text:span><text:span text:style-name="T2">" </text:span><text:span text:style-name="T4">specifies a red cylinder of thickness q from level b of post 2 to level b of post 3.</text:span></text:p>
      <text:p text:style-name="P4"/>
      <text:p text:style-name="P4"><text:s/>&lt;color&gt; is one of G, Y, R, B, C, or M for green, yellow, red, blue, cyan, magenta.</text:p>
      <text:p text:style-name="P4"/>
      <text:p text:style-name="P4">&lt;diam&gt; is p or q, where (by default) p is thick, q is thin.</text:p>
      <text:p text:style-name="P4"/>
      <text:p text:style-name="P4">Each <text:span text:style-name="T10">entry</text:span> <text:span text:style-name="T10">allows optional</text:span> &lt;post&gt; <text:span text:style-name="T9">numbers and optional</text:span> &lt;level&gt; <text:span text:style-name="T9">codes</text:span>, <text:span text:style-name="T9">that is,</text:span> a letter (a-e) for a level on a post. <text:s/>Level a is low, e is high, and others are spread <text:span text:style-name="T8">p</text:span>roportionally between. <text:s/><text:span text:style-name="T9">For example, </text:span>"<text:span text:style-name="T9">14b26c;</text:span>" <text:span text:style-name="T9">specifies a <text:s/></text:span>cylinder <text:span text:style-name="T9">from level b on post 14 to level c on post 26, using whatever color and diameter were previously specified.</text:span> <text:s/><text:span text:style-name="T10">As another example, </text:span>"<text:span text:style-name="T10">7e;</text:span>" <text:span text:style-name="T9">specifies a <text:s/></text:span>cylinder <text:span text:style-name="T9">to level e on post 7, from the most recently given post and level, using previously specified color and diameter. </text:span></text:p>
      <text:p text:style-name="P5"/>
      <text:p text:style-name="P5">The semicolon after <text:span text:style-name="T8">an entry </text:span>is required punctuation. <text:s/>Whenever a semicolon <text:s/>appears, a cylinder is produced, using the most recent<text:span text:style-name="T8">ly given</text:span> post numbers and levels, whatever they are, and the most recent color and diameter.</text:p>
      <text:p text:style-name="P5"/>
      <text:p text:style-name="P5"><text:span text:style-name="T8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8">cylinder-</text:span>ends at level c. <text:span text:style-name="T10">As another example, </text:span>"qCab0,1;c;d;e;" <text:span text:style-name="T10">draws four thin cylinders between posts 0 and 1, going from 0a to 1b; from 0b to 1c; from 0c to 1d; and from 0d to 1e.</text:span></text:p>
      <text:p text:style-name="P5"/>
      <text:p text:style-name="P6"><text:span text:style-name="T56">I</text:span>nitial defaults <text:span text:style-name="T56">for c</text:span>olor, thickness, level, and <text:span text:style-name="T56">post </text:span>are G, p, a, <text:span text:style-name="T56">0</text:span>. <text:s/>White space and characters <text:span text:style-name="T8">not listed above </text:span>are ignored, except that they delimit post numbers. For example, the entries quoted in the following set are equivalent: { "Gp0a1e;" "pG0ae1;" "ae0Gp1;"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0T23:16:13.961288649</dc:date>
    <meta:editing-duration>PT11H10M7S</meta:editing-duration>
    <meta:editing-cycles>13</meta:editing-cycles>
    <meta:generator>LibreOffice/6.1.6.3$Linux_X86_64 LibreOffice_project/10$Build-3</meta:generator>
    <meta:print-date>2020-02-09T20:22:06.416268918</meta:print-date>
    <meta:document-statistic meta:table-count="0" meta:image-count="0" meta:object-count="0" meta:page-count="2" meta:paragraph-count="19" meta:word-count="1019" meta:character-count="5842" meta:non-whitespace-character-count="4789"/>
  </office:meta>
</office:document-meta>
</file>